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3.005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Default_1">
            <text:p>Nom :</text:p>
          </table:table-cell>
          <table:table-cell office:value-type="string" table:style-name="Default_1">
            <text:p>Prénom :</text:p>
          </table:table-cell>
          <table:table-cell office:value-type="string" table:style-name="Default_1">
            <text:p>Adresse :</text:p>
          </table:table-cell>
          <table:table-cell office:value-type="string" table:style-name="Default_1">
            <text:p>code Postale :</text:p>
          </table:table-cell>
          <table:table-cell office:value-type="string" table:style-name="Default_1">
            <text:p><text:s/>ville :</text:p>
          </table:table-cell>
          <table:table-cell office:value-type="string" table:style-name="Default_1">
            <text:p>Date</text:p>
          </table:table-cell>
          <table:table-cell office:value-type="string" table:style-name="Default_1">
            <text:p>Désignation<text:s text:c="2"/></text:p>
          </table:table-cell>
          <table:table-cell office:value-type="string" table:style-name="Default_1">
            <text:p>Quantité</text:p>
          </table:table-cell>
          <table:table-cell office:value-type="string" table:style-name="Default_1">
            <text:p>Prix</text:p>
          </table:table-cell>
          <table:table-cell office:value-type="string" table:style-name="Default_1">
            <text:p>Total</text:p>
          </table:table-cell>
          <table:table-cell table:number-columns-repeated="16374" table:style-name="Default_1"/>
        </table:table-row>
        <table:table-row table:number-rows-repeated="7" table:style-name="ro1">
          <table:table-cell table:number-columns-repeated="16384" table:style-name="Default_1"/>
        </table:table-row>
        <table:table-row table:style-name="ro1">
          <table:table-cell office:value-type="string" table:style-name="Default_1">
            <text:p>Nom de la données</text:p>
          </table:table-cell>
          <table:table-cell office:value-type="string" table:style-name="Default_1">
            <text:p>format</text:p>
          </table:table-cell>
          <table:table-cell office:value-type="string" table:style-name="Default_1">
            <text:p>Longeur</text:p>
          </table:table-cell>
          <table:table-cell office:value-type="string" table:style-name="Default_1">
            <text:p>Type</text:p>
          </table:table-cell>
          <table:table-cell office:value-type="string" table:style-name="Default_1">
            <text:p>Règle de gestion</text:p>
          </table:table-cell>
          <table:table-cell office:value-type="string" table:style-name="Default_1">
            <text:p>Document</text:p>
          </table:table-cell>
          <table:table-cell table:number-columns-repeated="16378" table:style-name="Default_1"/>
        </table:table-row>
        <table:table-row table:style-name="ro1">
          <table:table-cell office:value-type="string" table:style-name="Default_1">
            <text:p>n Commande</text:p>
          </table:table-cell>
          <table:table-cell office:value-type="string" table:style-name="Default_1">
            <text:p>Alphabétique</text:p>
          </table:table-cell>
          <table:table-cell office:value-type="string" table:style-name="Default_1">
            <text:p>25 caractères</text:p>
          </table:table-cell>
          <table:table-cell office:value-type="string" table:style-name="Default_1">
            <text:p>String</text:p>
          </table:table-cell>
          <table:table-cell table:number-columns-repeated="16380" table:style-name="Default_1"/>
        </table:table-row>
        <table:table-row table:style-name="ro1">
          <table:table-cell office:value-type="string" table:style-name="Default_1">
            <text:p>N Articles</text:p>
          </table:table-cell>
          <table:table-cell office:value-type="string" table:style-name="Default_1">
            <text:p>Alphabétique</text:p>
          </table:table-cell>
          <table:table-cell office:value-type="string" table:style-name="Default_1">
            <text:p>25 caractères</text:p>
          </table:table-cell>
          <table:table-cell office:value-type="string" table:style-name="Default_1">
            <text:p>String</text:p>
          </table:table-cell>
          <table:table-cell table:number-columns-repeated="16380" table:style-name="Default_1"/>
        </table:table-row>
        <table:table-row table:style-name="ro1">
          <table:table-cell office:value-type="string" table:style-name="Default_1">
            <text:p>N animal</text:p>
          </table:table-cell>
          <table:table-cell office:value-type="string" table:style-name="Default_1">
            <text:p>Alphabétique et numérique</text:p>
          </table:table-cell>
          <table:table-cell office:value-type="string" table:style-name="Default_1">
            <text:p>100 caractères</text:p>
          </table:table-cell>
          <table:table-cell office:value-type="string" table:style-name="Default_1">
            <text:p>character</text:p>
          </table:table-cell>
          <table:table-cell table:number-columns-repeated="16380" table:style-name="Default_1"/>
        </table:table-row>
        <table:table-row table:style-name="ro1">
          <table:table-cell office:value-type="string" table:style-name="Default_1">
            <text:p>N fruit</text:p>
          </table:table-cell>
          <table:table-cell office:value-type="string" table:style-name="Default_1">
            <text:p>numérique</text:p>
          </table:table-cell>
          <table:table-cell office:value-type="string" table:style-name="Default_1">
            <text:p>8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type de produit</text:p>
          </table:table-cell>
          <table:table-cell office:value-type="string" table:style-name="Default_1">
            <text:p>Alphabétique</text:p>
          </table:table-cell>
          <table:table-cell office:value-type="string" table:style-name="Default_1">
            <text:p>25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Date</text:p>
          </table:table-cell>
          <table:table-cell office:value-type="string" table:style-name="Default_1">
            <text:p>numérique</text:p>
          </table:table-cell>
          <table:table-cell office:value-type="string" table:style-name="Default_1">
            <text:p>11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Poids<text:s/></text:p>
          </table:table-cell>
          <table:table-cell office:value-type="string" table:style-name="Default_1">
            <text:p>Alphabétique</text:p>
          </table:table-cell>
          <table:table-cell office:value-type="string" table:style-name="Default_1">
            <text:p>100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Numéro de vente</text:p>
          </table:table-cell>
          <table:table-cell office:value-type="string" table:style-name="Default_1">
            <text:p>numérique</text:p>
          </table:table-cell>
          <table:table-cell office:value-type="string" table:style-name="Default_1">
            <text:p>100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Prix</text:p>
          </table:table-cell>
          <table:table-cell office:value-type="string" table:style-name="Default_1">
            <text:p>numérique</text:p>
          </table:table-cell>
          <table:table-cell office:value-type="string" table:style-name="Default_1">
            <text:p>100 caractères</text:p>
          </table:table-cell>
          <table:table-cell table:number-columns-repeated="16381" table:style-name="Default_1"/>
        </table:table-row>
        <table:table-row table:style-name="ro1">
          <table:table-cell office:value-type="string" table:style-name="Default_1">
            <text:p>Date</text:p>
          </table:table-cell>
          <table:table-cell office:value-type="string" table:style-name="Default_1">
            <text:p>numérique</text:p>
          </table:table-cell>
          <table:table-cell office:value-type="string" table:style-name="Default_1">
            <text:p>100 caractères</text:p>
          </table:table-cell>
          <table:table-cell table:number-columns-repeated="16381" table:style-name="Default_1"/>
        </table:table-row>
        <table:table-row table:style-name="ro2">
          <table:table-cell office:value-type="string" table:style-name="ce1">
            <text:p>type d'anim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e de fruit</text:p>
          </table:table-cell>
          <table:table-cell table:number-columns-repeated="16383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dc:creator>Nayir-Walid SAIDDJAE</dc:creator>
    <meta:creation-date>2024-08-19T11:35:16Z</meta:creation-date>
    <dc:date>2024-08-20T11:41:29Z</dc:date>
    <meta:editing-cycles>1</meta:editing-cycles>
    <meta:editing-duration>PT18936S</meta:editing-duration>
  </office:meta>
</office:document-meta>
</file>